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DOMSessionTransformer.characters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iteDOMSessionTransformer.setup( SourceResolver resolver , Map objectModel , String source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riteDOMSessionTransformer.startElement( String uri , String name , String raw , Attributes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riteDOMSession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iteDOMSessionTransformer.endElement( String uri , String name , String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riteDOMSessionTransformer.startPrefixMapping( String prefix ,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riteDOMSessionTransformer.store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DOMSessionTransformer.launchStoredMapp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riteDOMSessionTransform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iteDOMSessionTransform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